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028in" style:rel-column-width="1156*"/>
    </style:style>
    <style:style style:name="Table1.B" style:family="table-column">
      <style:table-column-properties style:column-width="2.5757in" style:rel-column-width="3709*"/>
    </style:style>
    <style:style style:name="Table1.C" style:family="table-column">
      <style:table-column-properties style:column-width="3.5465in" style:rel-column-width="5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c15d" officeooo:paragraph-rsid="000bc15d"/>
    </style:style>
    <style:style style:name="P2" style:family="paragraph" style:parent-style-name="Standard">
      <style:text-properties style:font-name="Source Code Pro" officeooo:rsid="000bc15d" officeooo:paragraph-rsid="000bc15d"/>
    </style:style>
    <style:style style:name="P3" style:family="paragraph" style:parent-style-name="Standard" style:list-style-name="L1">
      <style:text-properties style:font-name="Source Code Pro" officeooo:rsid="000bc15d" officeooo:paragraph-rsid="000bc15d"/>
    </style:style>
    <style:style style:name="P4" style:family="paragraph" style:parent-style-name="Standard" style:list-style-name="L1">
      <style:text-properties style:font-name="Source Code Pro" officeooo:rsid="000c729e" officeooo:paragraph-rsid="000c729e"/>
    </style:style>
    <style:style style:name="P5" style:family="paragraph" style:parent-style-name="Standard" style:list-style-name="L1">
      <style:text-properties style:font-name="Source Code Pro" officeooo:rsid="000c8b26" officeooo:paragraph-rsid="000c8b26"/>
    </style:style>
    <style:style style:name="P6" style:family="paragraph" style:parent-style-name="Standard">
      <style:text-properties style:font-name="Source Code Pro" officeooo:rsid="000d3af0" officeooo:paragraph-rsid="000d3af0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" fo:font-size="11pt" fo:font-weight="bold" officeooo:rsid="000c729e" officeooo:paragraph-rsid="000c729e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Source Code Pro" fo:font-size="11pt" fo:font-weight="bold" officeooo:rsid="000c8b26" officeooo:paragraph-rsid="000c8b26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Source Code Pro" fo:font-size="11pt" officeooo:rsid="000c729e" officeooo:paragraph-rsid="000c729e" style:font-size-asian="11pt" style:font-size-complex="11pt"/>
    </style:style>
    <style:style style:name="P10" style:family="paragraph" style:parent-style-name="Table_20_Contents">
      <style:text-properties style:font-name="Source Code Pro" fo:font-size="11pt" officeooo:rsid="000c8b26" officeooo:paragraph-rsid="000c8b26" style:font-size-asian="11pt" style:font-size-complex="11pt"/>
    </style:style>
    <style:style style:name="T1" style:family="text">
      <style:text-properties officeooo:rsid="000c72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mmar</text:p>
      <text:p text:style-name="P1"/>
      <text:list xml:id="list4034446442" text:style-name="L1">
        <text:list-item>
          <text:p text:style-name="P3">pgm := line pgm</text:p>
        </text:list-item>
        <text:list-item>
          <text:p text:style-name="P3">pgm := EOF</text:p>
        </text:list-item>
        <text:list-item>
          <text:p text:style-name="P3">line := line_num stmt</text:p>
        </text:list-item>
        <text:list-item>
          <text:p text:style-name="P3">stmt := asgmnt</text:p>
        </text:list-item>
        <text:list-item>
          <text:p text:style-name="P3">stmt := if</text:p>
        </text:list-item>
        <text:list-item>
          <text:p text:style-name="P3">stmt := print</text:p>
        </text:list-item>
        <text:list-item>
          <text:p text:style-name="P3">stmt := goto</text:p>
        </text:list-item>
        <text:list-item>
          <text:p text:style-name="P3">stmt := stop</text:p>
        </text:list-item>
        <text:list-item>
          <text:p text:style-name="P3">asgmnt := id = exp</text:p>
        </text:list-item>
        <text:list-item>
          <text:p text:style-name="P3">exp := term <text:span text:style-name="T1">exp’</text:span></text:p>
        </text:list-item>
        <text:list-item>
          <text:p text:style-name="P4">exp’ := + term</text:p>
        </text:list-item>
        <text:list-item>
          <text:p text:style-name="P4">exp’ := - term</text:p>
        </text:list-item>
        <text:list-item>
          <text:p text:style-name="P4">exp’ := empty</text:p>
        </text:list-item>
        <text:list-item>
          <text:p text:style-name="P5">term := id</text:p>
        </text:list-item>
        <text:list-item>
          <text:p text:style-name="P5">term := const</text:p>
        </text:list-item>
        <text:list-item>
          <text:p text:style-name="P3">if := IF cond line_num</text:p>
        </text:list-item>
        <text:list-item>
          <text:p text:style-name="P3">cond := term <text:span text:style-name="T1">cond’</text:span></text:p>
        </text:list-item>
        <text:list-item>
          <text:p text:style-name="P4">cond’ := &lt; term</text:p>
        </text:list-item>
        <text:list-item>
          <text:p text:style-name="P4">cond’ := = term</text:p>
        </text:list-item>
        <text:list-item>
          <text:p text:style-name="P3">print := PRINT id</text:p>
        </text:list-item>
        <text:list-item>
          <text:p text:style-name="P3">goto := GOTO line_num</text:p>
        </text:list-item>
        <text:list-item>
          <text:p text:style-name="P3">stop := STOP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on-terminal</text:p>
          </table:table-cell>
          <table:table-cell table:style-name="Table1.A1" office:value-type="string">
            <text:p text:style-name="P7">First Set</text:p>
          </table:table-cell>
          <table:table-cell table:style-name="Table1.C1" office:value-type="string">
            <text:p text:style-name="P8">Follow Set</text:p>
          </table:table-cell>
        </table:table-row>
        <table:table-row>
          <table:table-cell table:style-name="Table1.A2" office:value-type="string">
            <text:p text:style-name="P9">pgm</text:p>
          </table:table-cell>
          <table:table-cell table:style-name="Table1.A2" office:value-type="string">
            <text:p text:style-name="P10">line_num, EOF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line</text:p>
          </table:table-cell>
          <table:table-cell table:style-name="Table1.A2" office:value-type="string">
            <text:p text:style-name="P10">line_num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stmt</text:p>
          </table:table-cell>
          <table:table-cell table:style-name="Table1.A2" office:value-type="string">
            <text:p text:style-name="P10">id, IF, PRINT, GOTO, STOP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asgmnt</text:p>
          </table:table-cell>
          <table:table-cell table:style-name="Table1.A2" office:value-type="string">
            <text:p text:style-name="P10">id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exp</text:p>
          </table:table-cell>
          <table:table-cell table:style-name="Table1.A2" office:value-type="string">
            <text:p text:style-name="P10">id, const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exp’</text:p>
          </table:table-cell>
          <table:table-cell table:style-name="Table1.A2" office:value-type="string">
            <text:p text:style-name="P10">+, -, empty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term</text:p>
          </table:table-cell>
          <table:table-cell table:style-name="Table1.A2" office:value-type="string">
            <text:p text:style-name="P10">id, const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if</text:p>
          </table:table-cell>
          <table:table-cell table:style-name="Table1.A2" office:value-type="string">
            <text:p text:style-name="P10">IF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cond</text:p>
          </table:table-cell>
          <table:table-cell table:style-name="Table1.A2" office:value-type="string">
            <text:p text:style-name="P10">id, const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cond’</text:p>
          </table:table-cell>
          <table:table-cell table:style-name="Table1.A2" office:value-type="string">
            <text:p text:style-name="P10">&lt;, =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print</text:p>
          </table:table-cell>
          <table:table-cell table:style-name="Table1.A2" office:value-type="string">
            <text:p text:style-name="P10">PRINT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goto</text:p>
          </table:table-cell>
          <table:table-cell table:style-name="Table1.A2" office:value-type="string">
            <text:p text:style-name="P10">GOTO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stop</text:p>
          </table:table-cell>
          <table:table-cell table:style-name="Table1.A2" office:value-type="string">
            <text:p text:style-name="P10">STOP</text:p>
          </table:table-cell>
          <table:table-cell table:style-name="Table1.C2" office:value-type="string">
            <text:p text:style-name="P10"/>
          </table:table-cell>
        </table:table-row>
      </table:table>
      <text:p text:style-name="P6"><text:soft-page-break/>Parsing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3:43:58.114236574</meta:creation-date>
    <meta:generator>LibreOffice/6.1.3.2$Linux_X86_64 LibreOffice_project/10$Build-2</meta:generator>
    <dc:date>2018-11-30T00:06:41.648289418</dc:date>
    <meta:editing-duration>PT12M17S</meta:editing-duration>
    <meta:editing-cycles>3</meta:editing-cycles>
    <meta:document-statistic meta:table-count="1" meta:image-count="0" meta:object-count="0" meta:page-count="2" meta:paragraph-count="53" meta:word-count="147" meta:character-count="590" meta:non-whitespace-character-count="518"/>
  </office:meta>
</office:document-meta>
</file>